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  <style:text-properties fo:font-style="italic" officeooo:rsid="000fed7e" officeooo:paragraph-rsid="000fed7e" style:font-style-asian="italic" style:font-style-complex="italic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officeooo:paragraph-rsid="000fed7e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  <style:text-properties officeooo:rsid="0011bfab" officeooo:paragraph-rsid="0011bfa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Wieści o Jacku Sasinie</text:h>
      <text:p text:style-name="Standard">Pewnego dnia, znajomy zatrzymał mnie i powiedział ze złością w głosie:</text:p>
      <text:list xml:id="list2248605700" text:style-name="L1">
        <text:list-item>
          <text:p text:style-name="P3">Słyszałeś co zrobił Sasin?</text:p>
        </text:list-item>
        <text:list-item>
          <text:p text:style-name="P3">Nie! A co znowu zrobił?</text:p>
        </text:list-item>
        <text:list-item>
          <text:p text:style-name="P3">No łagodnie mówiąc zapłacił 70 milionów złotych na wybory, które się przecież nie odbędą bo Senat przytrzyma ustawę.</text:p>
        </text:list-item>
        <text:list-item>
          <text:p text:style-name="P3">No co za gałgan.</text:p>
        </text:list-item>
        <text:list-item>
          <text:p text:style-name="P4">No! Zgadzam się w 100%. Ale teraz na pewno cała</text:p>
          <text:p text:style-name="P4">Polska będzie się z niego śmiał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eksander Bies Tomasz Tob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20-11-26T18:29:36.748016052</dc:date>
    <meta:editing-duration>PT13M31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9" meta:word-count="72" meta:character-count="387" meta:non-whitespace-character-count="330"/>
  </office:meta>
</office:document-meta>
</file>